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1.27cm" svg:height="1.27cm" svg:x="7.087cm" svg:y="1.4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7.087cm" svg:y="3.04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7.087cm" svg:y="4.58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7.087cm" svg:y="6.135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7cm" svg:height="1.27cm" svg:x="7.087cm" svg:y="7.68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7cm" svg:height="1.27cm" svg:x="7.087cm" svg:y="9.22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27cm" svg:height="1.27cm" svg:x="7.087cm" svg:y="10.77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27cm" svg:height="1.27cm" svg:x="7.087cm" svg:y="12.315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27cm" svg:height="1.27cm" svg:x="7.087cm" svg:y="13.86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27cm" svg:height="1.27cm" svg:x="7.087cm" svg:y="15.40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7cm" svg:height="1.27cm" svg:x="7.087cm" svg:y="16.95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27cm" svg:height="1.27cm" svg:x="7.088cm" svg:y="18.49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8.611cm" svg:y="18.51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27cm" svg:height="1.27cm" svg:x="8.611cm" svg:y="20.04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27cm" svg:height="1.27cm" svg:x="8.611cm" svg:y="21.565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2" draw:id="id2" draw:layer="layout" draw:type="line" svg:x1="8.357cm" svg:y1="17.586cm" svg:x2="8.171cm" svg:y2="18.035cm" draw:start-shape="id1" draw:start-glue-point="10" draw:end-shape="id1" draw:end-glue-point="9" svg:d="M8357 17586l-186 449" svg:viewBox="0 0 187 450">
          <text:p/>
        </draw:connector>
        <draw:connector draw:style-name="gr2" draw:text-style-name="P2" draw:layer="layout" draw:type="line" svg:x1="8.264cm" svg:y1="17.81cm" svg:x2="9.246cm" svg:y2="18.517cm" draw:start-shape="id2" draw:start-glue-point="0" draw:end-shape="id3" draw:end-glue-point="4" svg:d="M8264 17810l982 707" svg:viewBox="0 0 983 708">
          <text:p/>
        </draw:connector>
        <draw:connector draw:style-name="gr2" draw:text-style-name="P2" draw:layer="layout" draw:type="line" svg:x1="7.722cm" svg:y1="2.769cm" svg:x2="7.722cm" svg:y2="3.044cm" draw:start-shape="id4" draw:start-glue-point="8" draw:end-shape="id5" draw:end-glue-point="4" svg:d="M7722 2769v275" svg:viewBox="0 0 1 276">
          <text:p/>
        </draw:connector>
        <draw:connector draw:style-name="gr2" draw:text-style-name="P2" draw:layer="layout" draw:type="line" svg:x1="7.722cm" svg:y1="4.314cm" svg:x2="7.722cm" svg:y2="4.589cm" draw:start-shape="id5" draw:start-glue-point="8" draw:end-shape="id6" svg:d="M7722 4314v275" svg:viewBox="0 0 1 276">
          <text:p/>
        </draw:connector>
        <draw:connector draw:style-name="gr2" draw:text-style-name="P2" draw:layer="layout" draw:type="line" svg:x1="7.722cm" svg:y1="5.859cm" svg:x2="7.722cm" svg:y2="6.135cm" draw:start-shape="id6" draw:start-glue-point="8" draw:end-shape="id7" draw:end-glue-point="4" svg:d="M7722 5859v276" svg:viewBox="0 0 1 277">
          <text:p/>
        </draw:connector>
        <draw:connector draw:style-name="gr2" draw:text-style-name="P2" draw:layer="layout" draw:type="line" svg:x1="7.722cm" svg:y1="7.405cm" svg:x2="7.722cm" svg:y2="7.68cm" draw:start-shape="id7" draw:start-glue-point="8" draw:end-shape="id8" draw:end-glue-point="4" svg:d="M7722 7405v275" svg:viewBox="0 0 1 276">
          <text:p/>
        </draw:connector>
        <draw:connector draw:style-name="gr2" draw:text-style-name="P2" draw:layer="layout" draw:type="line" svg:x1="7.722cm" svg:y1="8.95cm" svg:x2="7.722cm" svg:y2="9.225cm" draw:start-shape="id8" draw:start-glue-point="8" draw:end-shape="id9" draw:end-glue-point="4" svg:d="M7722 8950v275" svg:viewBox="0 0 1 276">
          <text:p/>
        </draw:connector>
        <draw:connector draw:style-name="gr2" draw:text-style-name="P2" draw:layer="layout" draw:type="line" svg:x1="7.722cm" svg:y1="10.495cm" svg:x2="7.722cm" svg:y2="10.77cm" draw:start-shape="id9" draw:start-glue-point="8" draw:end-shape="id10" draw:end-glue-point="4" svg:d="M7722 10495v275" svg:viewBox="0 0 1 276">
          <text:p/>
        </draw:connector>
        <draw:connector draw:style-name="gr2" draw:text-style-name="P2" draw:layer="layout" draw:type="line" svg:x1="7.722cm" svg:y1="12.04cm" svg:x2="7.722cm" svg:y2="12.315cm" draw:start-shape="id10" draw:start-glue-point="8" draw:end-shape="id11" draw:end-glue-point="4" svg:d="M7722 12040v275" svg:viewBox="0 0 1 276">
          <text:p/>
        </draw:connector>
        <draw:connector draw:style-name="gr2" draw:text-style-name="P2" draw:layer="layout" draw:type="line" svg:x1="7.722cm" svg:y1="13.585cm" svg:x2="7.722cm" svg:y2="13.86cm" draw:start-shape="id11" draw:start-glue-point="8" draw:end-shape="id12" draw:end-glue-point="4" svg:d="M7722 13585v275" svg:viewBox="0 0 1 276">
          <text:p/>
        </draw:connector>
        <draw:connector draw:style-name="gr2" draw:text-style-name="P2" draw:layer="layout" draw:type="line" svg:x1="7.722cm" svg:y1="15.13cm" svg:x2="7.722cm" svg:y2="15.405cm" draw:start-shape="id12" draw:start-glue-point="8" draw:end-shape="id13" draw:end-glue-point="4" svg:d="M7722 15130v275" svg:viewBox="0 0 1 276">
          <text:p/>
        </draw:connector>
        <draw:connector draw:style-name="gr2" draw:text-style-name="P2" draw:layer="layout" draw:type="line" svg:x1="7.722cm" svg:y1="16.675cm" svg:x2="7.722cm" svg:y2="16.951cm" draw:start-shape="id13" draw:start-glue-point="8" draw:end-shape="id1" draw:end-glue-point="4" svg:d="M7722 16675v276" svg:viewBox="0 0 1 277">
          <text:p/>
        </draw:connector>
        <draw:connector draw:style-name="gr2" draw:text-style-name="P2" draw:layer="layout" draw:type="line" svg:x1="7.722cm" svg:y1="18.221cm" svg:x2="7.723cm" svg:y2="18.496cm" draw:start-shape="id1" draw:start-glue-point="8" draw:end-shape="id14" draw:end-glue-point="4" svg:d="M7722 18221l1 275" svg:viewBox="0 0 2 276">
          <text:p/>
        </draw:connector>
        <draw:connector draw:style-name="gr2" draw:text-style-name="P2" draw:layer="layout" draw:type="line" svg:x1="9.246cm" svg:y1="19.787cm" svg:x2="9.246cm" svg:y2="20.041cm" draw:start-shape="id3" draw:start-glue-point="8" draw:end-shape="id15" draw:end-glue-point="4" svg:d="M9246 19787v254" svg:viewBox="0 0 1 255">
          <text:p/>
        </draw:connector>
        <draw:connector draw:style-name="gr2" draw:text-style-name="P2" draw:layer="layout" draw:type="line" svg:x1="9.246cm" svg:y1="21.311cm" svg:x2="9.246cm" svg:y2="21.565cm" draw:start-shape="id15" draw:start-glue-point="8" draw:end-shape="id16" draw:end-glue-point="4" svg:d="M9246 21311v254" svg:viewBox="0 0 1 255">
          <text:p/>
        </draw:connecto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09T13:03:43.081639411</meta:creation-date>
    <dc:date>2020-09-09T13:57:09.626189312</dc:date>
    <meta:editing-duration>PT43M6S</meta:editing-duration>
    <meta:editing-cycles>1</meta:editing-cycles>
    <meta:document-statistic meta:object-count="53"/>
    <meta:generator>LibreOffice/6.4.5.2$Linux_X86_64 LibreOffice_project/40$Build-2</meta:generator>
  </office:meta>
</office:document-meta>
</file>